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import java.util.Scanner;</text:p>
      <text:p text:style-name="Standard"/>
      <text:p text:style-name="Standard">abstract class Shape{</text:p>
      <text:p text:style-name="Standard"><text:s text:c="4"/>private double a;</text:p>
      <text:p text:style-name="Standard"><text:s text:c="4"/>private double b;</text:p>
      <text:p text:style-name="Standard"><text:s text:c="4"/>private double area;</text:p>
      <text:p text:style-name="Standard"><text:s text:c="4"/>public void setArea(double area) {</text:p>
      <text:p text:style-name="Standard"><text:s text:c="8"/>this.area = area;</text:p>
      <text:p text:style-name="Standard"><text:s text:c="4"/>}</text:p>
      <text:p text:style-name="Standard"/>
      <text:p text:style-name="Standard"><text:s text:c="4"/>public double getA() {</text:p>
      <text:p text:style-name="Standard"><text:s text:c="8"/>return a;</text:p>
      <text:p text:style-name="Standard"><text:s text:c="4"/>}</text:p>
      <text:p text:style-name="Standard"/>
      <text:p text:style-name="Standard"><text:s text:c="4"/>public double getB() {</text:p>
      <text:p text:style-name="Standard"><text:s text:c="8"/>return b;</text:p>
      <text:p text:style-name="Standard"><text:s text:c="4"/>}</text:p>
      <text:p text:style-name="Standard"/>
      <text:p text:style-name="Standard"><text:s text:c="4"/>public void setA(double a) {</text:p>
      <text:p text:style-name="Standard"><text:s text:c="8"/>this.a = a;</text:p>
      <text:p text:style-name="Standard"><text:s text:c="4"/>}</text:p>
      <text:p text:style-name="Standard"/>
      <text:p text:style-name="Standard"><text:s text:c="4"/>public void setB(double b) {</text:p>
      <text:p text:style-name="Standard"><text:s text:c="8"/>this.b = b;</text:p>
      <text:p text:style-name="Standard"><text:s text:c="4"/>}</text:p>
      <text:p text:style-name="Standard"/>
      <text:p text:style-name="Standard"><text:s text:c="4"/>abstract void compute_area();</text:p>
      <text:p text:style-name="Standard"/>
      <text:p text:style-name="Standard"><text:s text:c="4"/>abstract void input_data();</text:p>
      <text:p text:style-name="Standard"/>
      <text:p text:style-name="Standard"><text:s text:c="4"/>void display_area(){</text:p>
      <text:p text:style-name="Standard"><text:s text:c="8"/>System.out.println("Area: "+this.area);</text:p>
      <text:p text:style-name="Standard"><text:s text:c="4"/>}</text:p>
      <text:p text:style-name="Standard">}</text:p>
      <text:p text:style-name="Standard"/>
      <text:p text:style-name="Standard">class Triangle extends Shape{</text:p>
      <text:p text:style-name="Standard"><text:s text:c="4"/>Scanner sc=new Scanner(System.in);</text:p>
      <text:p text:style-name="Standard"><text:s text:c="4"/>@Override</text:p>
      <text:p text:style-name="Standard"><text:s text:c="4"/>void input_data() {</text:p>
      <text:p text:style-name="Standard"><text:s text:c="8"/>double base,height;</text:p>
      <text:p text:style-name="Standard"><text:s text:c="8"/>System.out.print("Enter Base: ");</text:p>
      <text:p text:style-name="Standard"><text:s text:c="8"/>base= sc.nextDouble();</text:p>
      <text:p text:style-name="Standard"><text:s text:c="8"/>sc.nextLine();</text:p>
      <text:p text:style-name="Standard"><text:s text:c="8"/>System.out.print("Enter Height: ");</text:p>
      <text:p text:style-name="Standard"><text:s text:c="8"/>height=sc.nextDouble();</text:p>
      <text:p text:style-name="Standard"><text:s text:c="8"/>sc.nextLine();</text:p>
      <text:p text:style-name="Standard"><text:s text:c="8"/>super.setA(base);</text:p>
      <text:p text:style-name="Standard"><text:s text:c="8"/>super.setB(height);</text:p>
      <text:p text:style-name="Standard"><text:s text:c="4"/>}</text:p>
      <text:p text:style-name="Standard"/>
      <text:p text:style-name="Standard"><text:s text:c="4"/>@Override</text:p>
      <text:p text:style-name="Standard"><text:s text:c="4"/>void compute_area() {</text:p>
      <text:soft-page-break/>
      <text:p text:style-name="Standard"><text:s text:c="8"/>double base=super.getA();</text:p>
      <text:p text:style-name="Standard"><text:s text:c="8"/>double height=super.getB();</text:p>
      <text:p text:style-name="Standard"><text:s text:c="8"/>double area= 0.5*base*height;</text:p>
      <text:p text:style-name="Standard"><text:s text:c="8"/>super.setArea(area);</text:p>
      <text:p text:style-name="Standard"><text:s text:c="4"/>}</text:p>
      <text:p text:style-name="Standard">}</text:p>
      <text:p text:style-name="Standard"/>
      <text:p text:style-name="Standard">class Rectangle extends Shape{</text:p>
      <text:p text:style-name="Standard"><text:s text:c="4"/>Scanner sc=new Scanner(System.in);</text:p>
      <text:p text:style-name="Standard"><text:s text:c="4"/>@Override</text:p>
      <text:p text:style-name="Standard"><text:s text:c="4"/>void input_data() {</text:p>
      <text:p text:style-name="Standard"><text:s text:c="8"/>double length,breadth;</text:p>
      <text:p text:style-name="Standard"><text:s text:c="8"/>System.out.print("Enter Base: ");</text:p>
      <text:p text:style-name="Standard"><text:s text:c="8"/>length= sc.nextDouble();</text:p>
      <text:p text:style-name="Standard"><text:s text:c="8"/>sc.nextLine();</text:p>
      <text:p text:style-name="Standard"><text:s text:c="8"/>System.out.print("Enter Height: ");</text:p>
      <text:p text:style-name="Standard"><text:s text:c="8"/>breadth=sc.nextDouble();</text:p>
      <text:p text:style-name="Standard"><text:s text:c="8"/>sc.nextLine();</text:p>
      <text:p text:style-name="Standard"><text:s text:c="8"/>super.setA(length);</text:p>
      <text:p text:style-name="Standard"><text:s text:c="8"/>super.setB(breadth);</text:p>
      <text:p text:style-name="Standard"><text:s text:c="4"/>}</text:p>
      <text:p text:style-name="Standard"/>
      <text:p text:style-name="Standard"><text:s text:c="4"/>@Override</text:p>
      <text:p text:style-name="Standard"><text:s text:c="4"/>void compute_area() {</text:p>
      <text:p text:style-name="Standard"><text:s text:c="8"/>double length=super.getA();</text:p>
      <text:p text:style-name="Standard"><text:s text:c="8"/>double breadth=super.getB();</text:p>
      <text:p text:style-name="Standard"><text:s text:c="8"/>double rect_area= 0.5*length*breadth;</text:p>
      <text:p text:style-name="Standard"><text:s text:c="8"/>super.setArea(rect_area);</text:p>
      <text:p text:style-name="Standard"><text:s text:c="4"/>}</text:p>
      <text:p text:style-name="Standard">}</text:p>
      <text:p text:style-name="Standard"/>
      <text:p text:style-name="Standard">public class Assignment4 {</text:p>
      <text:p text:style-name="Standard"><text:s text:c="4"/>public static void main(String[] args) {</text:p>
      <text:p text:style-name="Standard"><text:s text:c="8"/>Scanner sc=new Scanner(System.in);</text:p>
      <text:p text:style-name="Standard"><text:s text:c="8"/>System.out.println("Calculate Area:\n1.Triangle\n2.Rectangle");</text:p>
      <text:p text:style-name="Standard"><text:s text:c="8"/>int choice=sc.nextInt();</text:p>
      <text:p text:style-name="Standard"><text:s text:c="8"/>sc.nextLine();</text:p>
      <text:p text:style-name="Standard"><text:s text:c="8"/>Shape s;</text:p>
      <text:p text:style-name="Standard"><text:s text:c="8"/>switch(choice){</text:p>
      <text:p text:style-name="Standard"><text:s text:c="12"/>case 1:</text:p>
      <text:p text:style-name="Standard"><text:s text:c="16"/>s=new Triangle();</text:p>
      <text:p text:style-name="Standard"><text:s text:c="16"/>s.input_data();</text:p>
      <text:p text:style-name="Standard"><text:s text:c="16"/>s.compute_area();</text:p>
      <text:p text:style-name="Standard"><text:s text:c="16"/>s.display_area();</text:p>
      <text:p text:style-name="Standard"><text:s text:c="16"/>break;</text:p>
      <text:p text:style-name="Standard"><text:s text:c="12"/>case 2:</text:p>
      <text:p text:style-name="Standard"><text:s text:c="16"/>s=new Rectangle();</text:p>
      <text:p text:style-name="Standard"><text:s text:c="16"/>s.input_data();</text:p>
      <text:p text:style-name="Standard"><text:s text:c="16"/>s.compute_area();</text:p>
      <text:p text:style-name="Standard"><text:s text:c="16"/>s.display_area();</text:p>
      <text:p text:style-name="Standard"><text:s text:c="16"/>break;</text:p>
      <text:p text:style-name="Standard"><text:s text:c="12"/>default:</text:p>
      <text:soft-page-break/>
      <text:p text:style-name="Standard"><text:s text:c="16"/>System.out.println("Invalid Choice");</text:p>
      <text:p text:style-name="Standard"><text:s text:c="16"/>break;</text:p>
      <text:p text:style-name="Standard"><text:s text:c="8"/>}</text:p>
      <text:p text:style-name="Standard"><text:s text:c="4"/>}</text:p>
      <text:p text:style-name="Standard">}</text:p>
      <text:p text:style-name="Standard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kshminarayan Chatla</dc:creator>
    <meta:creation-date>2024-08-14T10:39:00Z</meta:creation-date>
    <dc:date>2024-08-28T01:54:00Z</dc:date>
    <meta:template xlink:href="Normal" xlink:type="simple"/>
    <meta:editing-cycles>4</meta:editing-cycles>
    <meta:editing-duration>PT480S</meta:editing-duration>
    <meta:document-statistic meta:page-count="3" meta:paragraph-count="4" meta:word-count="373" meta:character-count="2498" meta:row-count="17" meta:non-whitespace-character-count="2129"/>
  </office:meta>
</office:document-meta>
</file>